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end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end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position="super 58%" style:text-underline-style="none" fo:font-weight="normal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2FF3_17</text:p>
      <text:p text:style-name="P7">American Genizah Project: Partnership for Posterity</text:p>
      <text:p text:style-name="P7">Sabato Morais Collection Catalogue Template</text:p>
      <text:p text:style-name="P8"/>
      <text:p text:style-name="P8">Cataloguer: Heather Newlin</text:p>
      <text:p text:style-name="P8"/>
      <text:p text:style-name="P8"/>
      <text:p text:style-name="P8">I. Provenance</text:p>
      <text:p text:style-name="P8"/>
      <text:p text:style-name="P8">Source: CAJS Sabato Morais Papers</text:p>
      <text:p text:style-name="P8">Location: Box 2, FF 3</text:p>
      <text:p text:style-name="P8">Restrictions: ?</text:p>
      <text:p text:style-name="P8"/>
      <text:p text:style-name="P8">II. Descriptive Metadata</text:p>
      <text:p text:style-name="P8"/>
      <text:p text:style-name="P8">Script<text:tab/><text:tab/><text:tab/><text:tab/><text:tab/><text:tab/>Manuscript</text:p>
      <text:p text:style-name="P8"><text:s/>(manuscript or typescript) <text:tab/><text:tab/><text:tab/><text:tab/></text:p>
      <text:p text:style-name="P8">Language (s)<text:tab/><text:tab/><text:tab/><text:tab/><text:tab/>English<text:tab/><text:tab/><text:tab/><text:tab/></text:p>
      <text:p text:style-name="P8">Author of letter<text:tab/><text:tab/><text:tab/><text:tab/>Josephine Etting</text:p>
      <text:p text:style-name="P8">Signed letter<text:tab/><text:tab/><text:tab/><text:tab/><text:tab/>Y</text:p>
      <text:p text:style-name="P8">Unsigned letter</text:p>
      <text:p text:style-name="P8">Dictated letter</text:p>
      <text:p text:style-name="P8">Anonymous</text:p>
      <text:p text:style-name="P8">Addressee of letter<text:tab/><text:tab/><text:tab/><text:tab/></text:p>
      <text:p text:style-name="P8">Addressee as “Editor”<text:tab/><text:tab/><text:tab/><text:tab/></text:p>
      <text:p text:style-name="P8">Date (derived from Hebrew Date)<text:tab/><text:tab/></text:p>
      <text:p text:style-name="P8">Date (derived from Gregorian calendar)<text:tab/>25 July 1876</text:p>
      <text:p text:style-name="P8">Month<text:tab/><text:tab/><text:tab/><text:tab/><text:tab/><text:tab/>July</text:p>
      <text:p text:style-name="P8">Year<text:tab/><text:tab/><text:tab/><text:tab/><text:tab/><text:tab/>1876</text:p>
      <text:p text:style-name="P8">Hebrew Date<text:tab/><text:tab/><text:tab/><text:tab/><text:tab/></text:p>
      <text:p text:style-name="P8">Undated</text:p>
      <text:p text:style-name="P8">City<text:tab/><text:tab/><text:tab/><text:tab/><text:tab/><text:tab/>Baltimore</text:p>
      <text:p text:style-name="P8">State<text:tab/><text:tab/><text:tab/><text:tab/><text:tab/><text:tab/>Maryland<text:tab/><text:tab/><text:tab/></text:p>
      <text:p text:style-name="P8">Country<text:tab/><text:tab/><text:tab/><text:tab/><text:tab/>USA</text:p>
      <text:p text:style-name="P8">Subject<text:tab/><text:tab/><text:tab/><text:tab/><text:tab/></text:p>
      <text:p text:style-name="P8">Keywords</text:p>
      <text:p text:style-name="P8"/>
      <text:p text:style-name="P8"/>
      <text:p text:style-name="P8">III. Document Types</text:p>
      <text:p text:style-name="P8"/>
      <text:p text:style-name="P8">Correspondence<text:tab/><text:tab/><text:tab/><text:tab/>Y</text:p>
      <text:p text:style-name="P8">(Synagogue) Sermon</text:p>
      <text:p text:style-name="P8">(Public) Discourse</text:p>
      <text:p text:style-name="P8">Literary Document<text:tab/><text:tab/><text:tab/><text:tab/></text:p>
      <text:p text:style-name="P8">Legal Document</text:p>
      <text:p text:style-name="P8">Receipts</text:p>
      <text:p text:style-name="P8">Newspaper Clipping</text:p>
      <text:p text:style-name="P8">Greeting Card</text:p>
      <text:p text:style-name="P8">Calling Card</text:p>
      <text:p text:style-name="P8"/>
      <text:p text:style-name="P8"/>
      <text:p text:style-name="P8">IV. Physical Features </text:p>
      <text:p text:style-name="P8"/>
      <text:p text:style-name="P8">Condition (e.g. fragile)<text:tab/><text:tab/><text:tab/></text:p>
      <text:p text:style-name="P8">Paper size (letter or legal size)<text:tab/><text:tab/></text:p>
      <text:p text:style-name="P8">Number of Pages<text:tab/><text:tab/><text:tab/><text:tab/>4</text:p>
      <text:p text:style-name="P8">Number of Sheets<text:tab/><text:tab/><text:tab/><text:tab/>2</text:p>
      <text:p text:style-name="P8">Fragment<text:tab/><text:tab/><text:tab/><text:tab/><text:tab/></text:p>
      <text:p text:style-name="P8">Pagination </text:p>
      <text:p text:style-name="P8">Foliation</text:p>
      <text:p text:style-name="P8">Additional Numeration</text:p>
      <text:p text:style-name="P8">Envelope<text:tab/><text:tab/><text:tab/><text:tab/><text:tab/></text:p>
      <text:p text:style-name="P8">Stamp<text:tab/></text:p>
      <text:p text:style-name="P8">Postma<text:tab/>rk<text:tab/><text:tab/><text:tab/><text:tab/><text:tab/><text:tab/><text:tab/><text:tab/></text:p>
      <text:p text:style-name="P8">Wax seal<text:tab/><text:tab/><text:tab/><text:tab/><text:tab/></text:p>
      <text:p text:style-name="P8"/>
      <text:p text:style-name="P8">V. Added entries </text:p>
      <text:p text:style-name="P8"/>
      <text:p text:style-name="P8">Additional names mentioned: </text:p>
      <text:p text:style-name="P8">Additional Places mentioned: </text:p>
      <text:p text:style-name="P8">Additional Dates mentioned:</text:p>
      <text:p text:style-name="P8"/>
      <text:p text:style-name="P8">VI. Notes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VII Transcription</text:p>
      <text:p text:style-name="P2">(Symbols: <text:s/>? = uncertain; [ ] = supplied information; / = end of line)</text:p>
      <text:p text:style-name="P2"/>
      <text:p text:style-name="P2">[Page 1]</text:p>
      <text:p text:style-name="P3">Balto./</text:p>
      <text:p text:style-name="P4"><text:span text:style-name="T1">270. Lexington St</text:span><text:span text:style-name="T3">/</text:span></text:p>
      <text:p text:style-name="P4"><text:span text:style-name="T3">July 25</text:span><text:span text:style-name="T4">th</text:span><text:span text:style-name="T3"> '76./</text:span></text:p>
      <text:p text:style-name="P6">My Dear Pastor./</text:p>
      <text:p text:style-name="P6"><text:tab/>Your kind heart will/ sympathise with me for I/ am in great distress!/ <text:s/>The intense heat we have/ recently experienced, has so/ seriously exhausted my loved/ Aunt's strength, that I see it/ declines daily--&amp; she is nearly/ 84 years of age!/</text:p>
      <text:p text:style-name="P6"/>
      <text:p text:style-name="P6">[Page 2]</text:p>
      <text:p text:style-name="P6">She may linger for weeks &amp;/ she may die any hour./</text:p>
      <text:p text:style-name="P6">21. yrs ago you buried my/ Mother! <text:s/>14. yrs since you/ were kind to me, when I/ became Fatherless! <text:s/>Now, I/ ask you to come when/ I need you, &amp; perform the/ last services for the last one/ very near to me? <text:s/>I will/ of course defray your expenses/ &amp; telegraph you (in case of/ her death) the time of her/ funeral./</text:p>
      <text:p text:style-name="P5"/>
      <text:p text:style-name="P6">[Page 3]</text:p>
      <text:p text:style-name="P6">Will you obtain Mr Hart's/ sanction to this? <text:s/>&amp; <text:span text:style-name="T5">write me</text:span><text:span text:style-name="T2">/ </text:span><text:span text:style-name="T5">if I may depend upon it</text:span><text:span text:style-name="T2">?/ <text:s/>You would not be absent/ but </text:span><text:span text:style-name="T5">one</text:span><text:span text:style-name="T2"> day—leave P. at/ night reach here in the morn/-ing </text:span><text:span text:style-name="T5">&amp; return</text:span><text:span text:style-name="T2"> home </text:span><text:span text:style-name="T5">that</text:span><text:span text:style-name="T2"> evg./ <text:s/>I hope all your family are/ quite well, &amp; that I may, as/ usual, attend our synagogue/ on our Fall Festivals./ <text:s/>Pray, that I may meet this/ latest &amp; great trial, with fortitude./</text:span></text:p>
      <text:p text:style-name="P6"><text:span text:style-name="T2"><text:tab/><text:tab/><text:tab/><text:tab/><text:tab/><text:tab/><text:tab/><text:tab/>Yrs, Very Resptly/</text:span></text:p>
      <text:p text:style-name="P6"><text:span text:style-name="T2"><text:tab/><text:tab/><text:tab/><text:tab/><text:tab/><text:tab/><text:tab/><text:tab/><text:tab/>Josephine Etting./</text:span></text:p>
      <text:p text:style-name="P6"><text:span text:style-name="T2"><text:tab/><text:tab/><text:tab/><text:tab/><text:tab/><text:tab/><text:tab/><text:tab/><text:tab/><text:tab/></text:span><text:span text:style-name="T5">over</text:span><text:span text:style-name="T2">/</text:span></text:p>
      <text:p text:style-name="P6"><text:span text:style-name="T2"/></text:p>
      <text:p text:style-name="P6"><text:span text:style-name="T2">[Page 4]</text:span></text:p>
      <text:p text:style-name="P5">Would<text:span text:style-name="T2"> you object to send/ (in Engh) two Psalms I/ have selected &amp; a short/ prayer—</text:span><text:span text:style-name="T5">her</text:span><text:span text:style-name="T2"> favorite one--/ at the house?? <text:s/></text:span><text:span text:style-name="T5">Ans?</text:span><text:span text:style-name="T2">/</text:span></text:p>
      <text:p text:style-name="P5"><text:span text:style-name="T2"/></text:p>
      <text:p text:style-name="P5"><text:span text:style-name="T2">Some one will meet/ you at Depot here/ </text:span><text:span text:style-name="T5">when</text:span><text:span text:style-name="T2"> I send a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Win32 OpenOffice.org_project/680m18$Build-9161</meta:generator>
    <meta:creation-date>2009-05-27T13:48:44</meta:creation-date>
    <dc:date>2009-05-28T09:34:47</dc:date>
    <dc:language>en-US</dc:language>
    <meta:editing-cycles>2</meta:editing-cycles>
    <meta:editing-duration>PT6M14S</meta:editing-duration>
    <meta:user-defined meta:name="Info 1"/>
    <meta:user-defined meta:name="Info 2"/>
    <meta:user-defined meta:name="Info 3"/>
    <meta:user-defined meta:name="Info 4"/>
    <meta:document-statistic meta:table-count="0" meta:image-count="0" meta:object-count="0" meta:page-count="3" meta:paragraph-count="77" meta:word-count="399" meta:character-count="2567"/>
  </office:meta>
</office:document-meta>
</file>